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7df" officeooo:paragraph-rsid="000077df"/>
    </style:style>
    <style:style style:name="P2" style:family="paragraph" style:parent-style-name="Standard">
      <style:text-properties officeooo:rsid="00010c6c" officeooo:paragraph-rsid="00010c6c"/>
    </style:style>
    <style:style style:name="T1" style:family="text">
      <style:text-properties officeooo:rsid="00010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5+3*6/2&gt;=10</text:p>
      <text:p text:style-name="P1">5+18/2&gt;=10</text:p>
      <text:p text:style-name="P1">5+9&gt;=10</text:p>
      <text:p text:style-name="P1">14&gt;=10 – <text:span text:style-name="T1">true</text:span></text:p>
      <text:p text:style-name="P1"/>
      <text:p text:style-name="P1">2) 36/3*2-5+8==27</text:p>
      <text:p text:style-name="P1">12*2-5+8==27</text:p>
      <text:p text:style-name="P1">24-5+8==27</text:p>
      <text:p text:style-name="P1">27==27 true</text:p>
      <text:p text:style-name="P1"/>
      <text:p text:style-name="P1">3)(30%4*6==12)</text:p>
      <text:p text:style-name="P1">(2*6==12)</text:p>
      <text:p text:style-name="P1">12==12 true</text:p>
      <text:p text:style-name="P1"/>
      <text:p text:style-name="P1">4) (30%4*6==12)</text:p>
      <text:p text:style-name="P1">(2*6==12) true</text:p>
      <text:p text:style-name="P1"/>
      <text:p text:style-name="P1">5) (5*7%3)+4/2+5==12&amp;&amp;(12/4&lt;8)</text:p>
      <text:p text:style-name="P1">(2)(35%3)+2+5==12&amp;&amp;(3&lt;8)</text:p>
      <text:p text:style-name="P1">(2)+2+5==12&amp;&amp;(3&lt;8)</text:p>
      <text:p text:style-name="P1">9==12 <text:s/>false</text:p>
      <text:p text:style-name="P1"/>
      <text:p text:style-name="P1">6) (((5*7%3+5)/2+5)&lt;=140||(!(12/4&lt;8*2))</text:p>
      <text:p text:style-name="P1">(((35%3+5)/2+5)&lt;=14)||(!(3&lt;16))</text:p>
      <text:p text:style-name="P1">(((2+5)/2+5)&lt;=14)||(1(true))</text:p>
      <text:p text:style-name="P1">((7/2+5)<text:span text:style-name="T1">&lt;=14)|| (false)</text:span></text:p>
      <text:p text:style-name="P2">(3.5+5&lt;=14)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5T22:49:23.096000000</meta:creation-date>
    <dc:date>2024-04-15T23:05:54.610000000</dc:date>
    <meta:editing-duration>PT1M43S</meta:editing-duration>
    <meta:editing-cycles>1</meta:editing-cycles>
    <meta:document-statistic meta:table-count="0" meta:image-count="0" meta:object-count="0" meta:page-count="1" meta:paragraph-count="22" meta:word-count="33" meta:character-count="378" meta:non-whitespace-character-count="365"/>
    <meta:generator>Trio_Office/6.2.8.2$Windows_x86 LibreOffice_project/</meta:generator>
  </office:meta>
</office:document-meta>
</file>